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4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9" office:value-type="string" calcext:value-type="string">
            <text:p>Exec Time (sec)</text:p>
          </table:table-cell>
          <table:table-cell table:style-name="ce11" office:value-type="string" calcext:value-type="string">
            <text:p>Speedup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54.565969" calcext:value-type="float">
            <text:p>54.57</text:p>
          </table:table-cell>
          <table:table-cell table:style-name="ce12" office:value-type="float" office:value="1" calcext:value-type="float">
            <text:p>1.00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42.49225" calcext:value-type="float">
            <text:p>42.49</text:p>
          </table:table-cell>
          <table:table-cell table:style-name="ce12" table:formula="of:=[.E$6]/[.E7]" office:value-type="float" office:value="1.28413931952297" calcext:value-type="float">
            <text:p>1.28</text:p>
          </table:table-cell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2587.447337" calcext:value-type="float">
            <text:p>2,587.45</text:p>
          </table:table-cell>
          <table:table-cell table:style-name="ce12" table:formula="of:=[.E$6]/[.E8]" office:value-type="float" office:value="0.0210887264137581" calcext:value-type="float">
            <text:p>0.02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float" office:value="352.591957" calcext:value-type="float">
            <text:p>352.59</text:p>
          </table:table-cell>
          <table:table-cell table:style-name="ce12" office:value-type="float" office:value="1" calcext:value-type="float">
            <text:p>1.00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float" office:value="2588.964815" calcext:value-type="float">
            <text:p>2,588.96</text:p>
          </table:table-cell>
          <table:table-cell table:style-name="ce12" table:formula="of:=[.E$9]/[.E10]" office:value-type="float" office:value="0.136190324007938" calcext:value-type="float">
            <text:p>0.14</text:p>
          </table:table-cell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float" office:value="5095.987408" calcext:value-type="float">
            <text:p>5,095.99</text:p>
          </table:table-cell>
          <table:table-cell table:style-name="ce12" table:formula="of:=[.E$9]/[.E11]" office:value-type="float" office:value="0.0691901154320906" calcext:value-type="float">
            <text:p>0.07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10" office:value-type="float" office:value="3300.66961" calcext:value-type="float">
            <text:p>3,300.67</text:p>
          </table:table-cell>
          <table:table-cell table:style-name="ce12" office:value-type="float" office:value="1" calcext:value-type="float">
            <text:p>1.00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10" office:value-type="float" office:value="872.946803" calcext:value-type="float">
            <text:p>872.95</text:p>
          </table:table-cell>
          <table:table-cell table:style-name="ce12" table:formula="of:=[.E12]/[.E13]" office:value-type="float" office:value="3.78106615277907" calcext:value-type="float">
            <text:p>3.78</text:p>
          </table:table-cell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10" office:value-type="float" office:value="5590.361623" calcext:value-type="float">
            <text:p>5,590.36</text:p>
          </table:table-cell>
          <table:table-cell table:style-name="ce12" table:formula="of:=[.E12]/[.E14]" office:value-type="float" office:value="0.590421484796315" calcext:value-type="float">
            <text:p>0.59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9" office:value-type="string" calcext:value-type="string">
            <text:p>Exec Time (sec)</text:p>
          </table:table-cell>
          <table:table-cell table:style-name="ce11" office:value-type="string" calcext:value-type="string">
            <text:p>Speedup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54.565969" calcext:value-type="float">
            <text:p>54.57</text:p>
          </table:table-cell>
          <table:table-cell table:style-name="ce12" office:value-type="float" office:value="1" calcext:value-type="float">
            <text:p>1.00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42.247618" calcext:value-type="float">
            <text:p>42.25</text:p>
          </table:table-cell>
          <table:table-cell table:style-name="ce12" table:formula="of:=[.E26]/[.E27]" office:value-type="float" office:value="1.29157504217161" calcext:value-type="float">
            <text:p>1.29</text:p>
          </table:table-cell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2587.447337" calcext:value-type="float">
            <text:p>2,587.45</text:p>
          </table:table-cell>
          <table:table-cell table:style-name="ce12" table:formula="of:=[.E26]/[.E28]" office:value-type="float" office:value="0.0210887264137581" calcext:value-type="float">
            <text:p>0.02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540.431847" calcext:value-type="float">
            <text:p>540.43</text:p>
          </table:table-cell>
          <table:table-cell table:style-name="ce12" office:value-type="float" office:value="1" calcext:value-type="float">
            <text:p>1.00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369.475036" calcext:value-type="float">
            <text:p>369.48</text:p>
          </table:table-cell>
          <table:table-cell table:style-name="ce12" table:formula="of:=[.E29]/[.E30]" office:value-type="float" office:value="1.46270192663301" calcext:value-type="float">
            <text:p>1.46</text:p>
          </table:table-cell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4964.345508" calcext:value-type="float">
            <text:p>4,964.35</text:p>
          </table:table-cell>
          <table:table-cell table:style-name="ce12" table:formula="of:=[.E29]/[.E31]" office:value-type="float" office:value="0.10886265795342" calcext:value-type="float">
            <text:p>0.11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5384.714159" calcext:value-type="float">
            <text:p>5,384.71</text:p>
          </table:table-cell>
          <table:table-cell table:style-name="ce12" office:value-type="float" office:value="1" calcext:value-type="float">
            <text:p>1.00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3630.611982" calcext:value-type="float">
            <text:p>3,630.61</text:p>
          </table:table-cell>
          <table:table-cell table:style-name="ce12" table:formula="of:=[.E32]/[.E33]" office:value-type="float" office:value="1.48314228722225" calcext:value-type="float">
            <text:p>1.48</text:p>
          </table:table-cell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3061.915296" calcext:value-type="float">
            <text:p>3,061.92</text:p>
          </table:table-cell>
          <table:table-cell table:style-name="ce12" table:formula="of:=[.E32]/[.E34]" office:value-type="float" office:value="1.75860977148337" calcext:value-type="float">
            <text:p>1.76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11" office:value-type="string" calcext:value-type="string">
            <text:p>Exec Time (sec)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12" office:value-type="float" office:value="280.466766" calcext:value-type="float">
            <text:p>280.47</text:p>
          </table:table-cell>
          <table:table-cell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0" calcext:value-type="float">
            <text:p>100</text:p>
          </table:table-cell>
          <table:table-cell table:style-name="ce12" office:value-type="float" office:value="368.026719" calcext:value-type="float">
            <text:p>368.03</text:p>
          </table:table-cell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0" calcext:value-type="float">
            <text:p>100</text:p>
          </table:table-cell>
          <table:table-cell table:style-name="ce12" office:value-type="float" office:value="370.062501" calcext:value-type="float">
            <text:p>370.06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11" office:value-type="string" calcext:value-type="string">
            <text:p>Exec Time (sec)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 table:style-name="ce12" office:value-type="float" office:value="872.946803" calcext:value-type="float">
            <text:p>872.95</text:p>
          </table:table-cell>
          <table:table-cell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12" office:value-type="float" office:value="1541.254968" calcext:value-type="float">
            <text:p>1,541.25</text:p>
          </table:table-cell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12" office:value-type="float" office:value="1651.832769" calcext:value-type="float">
            <text:p>1,651.83</text:p>
          </table:table-cell>
          <table:table-cell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float" office:value="3605.671601" calcext:value-type="float">
            <text:p>3,605.67</text:p>
          </table:table-cell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float" office:value="3630.611982" calcext:value-type="float">
            <text:p>3,630.61</text:p>
          </table:table-cell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float" office:value="3632.367904" calcext:value-type="float">
            <text:p>3,632.37</text:p>
          </table:table-cell>
          <table:table-cell/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22:27:47.595931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12:00:33.203286799</meta:creation-date>
    <dc:date>2020-03-11T14:28:32.349978830</dc:date>
    <meta:editing-duration>PT3H21M22S</meta:editing-duration>
    <meta:editing-cycles>5</meta:editing-cycles>
    <meta:generator>LibreOffice/6.3.4.2$Linux_X86_64 LibreOffice_project/30$Build-2</meta:generator>
    <meta:document-statistic meta:table-count="1" meta:cell-count="159" meta:object-count="0"/>
  </office:meta>
</office:document-meta>
</file>